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heetObjectFilled.getOffs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SheetObjectFilled.getAncho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ObjectFilled.EPSheetObjectFil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PSheetObjectFilled.getArrowShape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PSheetObjectFilled.getObjectBou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PSheetObjectFilled.getArrowShapeB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PSheetObjectFilled.getFillCol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SheetObjectFilled.getWid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ObjectFilled.getOutlineCol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PSheetObjectFilled.ge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ObjectFilled.getArrowShapeA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PSheetObjectFilled.getDir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heetObjectFilled.validate( final Number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